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6528in" fo:break-before="auto" style:use-optimal-row-height="tru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6634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1" style:font-size-asian="10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1" style:font-size-asian="10pt" style:language-asian="en" style:country-asian="US" style:font-style-asian="normal" style:font-weight-asian="normal" style:font-name-complex="Apto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T1" style:family="text">
      <style:text-properties style:use-window-font-color="true" fo:language="en" fo:country="US" style:font-name="Aptos" fo:font-size="11pt" style:letter-kerning="true" style:language-asian="en" style:country-asian="US" style:language-complex="ar" style:country-complex="SA" style:font-name-asian="Aptos1" style:font-name-complex="Aptos1" style:font-size-asian="11pt" style:font-size-complex="11pt"/>
    </style:style>
    <style:style style:name="T2" style:family="text">
      <style:text-properties style:use-window-font-color="true" style:font-name="Aptos" fo:font-size="11pt" fo:language="en" fo:country="US" style:language-asian="en" style:country-asian="US" style:language-complex="ar" style:country-complex="SA" style:font-name-asian="Aptos1" style:font-name-complex="Aptos1" style:font-size-asian="11pt" style:font-size-complex="11pt"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1</text:p>
          </table:table-cell>
          <table:table-cell office:value-type="string" calcext:value-type="string">
            <text:p>We've known each other for so long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4" office:value-type="string" calcext:value-type="string">
            <text:p>The scars of your love remind me of us</text:p>
            <text:p>They keep me thinking that we almost had it all</text:p>
          </table:table-cell>
          <table:table-cell table:style-name="ce7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7" office:value-type="string" calcext:value-type="string">
            <text:p>Adel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4" office:value-type="string" calcext:value-type="string">
            <text:p>They keep saying we laugh just a little too loud</text:p>
            <text:p>Stand just a little too close</text:p>
            <text:p>We stare just a little too long</text:p>
            <text:p>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5" office:value-type="string" calcext:value-type="string">
            <text:p>I got you, moonlight</text:p>
            <text:p>You're my starlight</text:p>
            <text:p>I need you all night</text:p>
            <text:p>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7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5" office:value-type="string" calcext:value-type="string">
            <text:p>Otherwise the bar is ours</text:p>
            <text:p>The day and the night and the car wash too</text:p>
            <text:p>The matches and the Buds and the clean and dirty cars</text:p>
            <text:p><text:span text:style-name="T1">The sun and the moon</text:span>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2024/03/07</text:p>
          </table:table-cell>
          <table:table-cell table:style-name="ce4" office:value-type="string" calcext:value-type="string">
            <text:p>I've been a fool before</text:p>
            <text:p>Wouldn't like to get my love caught in the slammin' door</text:p>
            <text:p><text:span text:style-name="T2">How about some information, please?</text:span>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2024/03/08</text:p>
          </table:table-cell>
          <table:table-cell table:style-name="ce5" office:value-type="string" calcext:value-type="string">
            <text:p>So you're a tough guy</text:p>
            <text:p>Like it really rough guy</text:p>
            <text:p><text:span text:style-name="T1">Just can't get enough guy</text:span></text:p>
            <text:p><text:span text:style-name="T1">Chest always so puffed guy</text:span>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5" office:value-type="string" calcext:value-type="string">
            <text:p>I've been taking on a new direction</text:p>
            <text:p>But I have to say</text:p>
            <text:p>I've been thinking about my own protection</text:p>
            <text:p>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5" office:value-type="string" calcext:value-type="string">
            <text:p>I guess I just lost my husband</text:p>
            <text:p>I don't know where he went</text:p>
            <text:p>So I'm gonna drink my money</text:p>
            <text:p>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5" office:value-type="string" calcext:value-type="string">
            <text:p>You gave me wings and made me fly</text:p>
            <text:p>You touched my hand, I could touch the sky</text:p>
            <text:p>I lost my faith, you gave it back to me</text:p>
            <text:p>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5" office:value-type="string" calcext:value-type="string">
            <text:p>So it's gonna be forever</text:p>
            <text:p>Or it's gonna go down in flames</text:p>
            <text:p>You can tell me when it's over</text:p>
            <text:p>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5" office:value-type="string" calcext:value-type="string">
            <text:p>Where those fishing boats with their sails afloat</text:p>
            <text:p>If I could only see</text:p>
            <text:p>That familiar sunrise through sleepy eyes</text:p>
            <text:p>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5" office:value-type="string" calcext:value-type="string">
            <text:p>Here’s the thing, we started out as friends</text:p>
            <text:p>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5" office:value-type="string" calcext:value-type="string">
            <text:p>With music by our side to break the color lines</text:p>
            <text:p>Let's work together to improve our way of life</text:p>
            <text:p>Join voices in protest to social injustice</text:p>
            <text:p>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5" office:value-type="string" calcext:value-type="string">
            <text:p>See the people walking down the street</text:p>
            <text:p>Fall in line just watching all their feet</text:p>
            <text:p>They don't know where they want to go</text:p>
            <text:p>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5" office:value-type="string" calcext:value-type="string">
            <text:p>I'm through accepting limits</text:p>
            <text:p>'Cause someone says they're so</text:p>
            <text:p>Some things I cannot change</text:p>
            <text:p>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2</text:p>
          </table:table-cell>
          <table:table-cell table:style-name="ce5" office:value-type="string" calcext:value-type="string">
            <text:p>I'm in love</text:p>
            <text:p>I'm alive</text:p>
            <text:p>Intoxicated</text:p>
            <text:p>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5" office:value-type="string" calcext:value-type="string">
            <text:p>Sometimes you picture me, I’m walking too far ahead </text:p>
            <text:p>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3/26</text:p>
          </table:table-cell>
          <table:table-cell table:style-name="ce5" office:value-type="string" calcext:value-type="string">
            <text:p>Cause I've been acting like sour milk all on the floor</text:p>
            <text:p>It's your fault you didn't shut the refrigerator</text:p>
            <text:p>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5" office:value-type="string" calcext:value-type="string">
            <text:p>Here I go, here I go, here I go again</text:p>
            <text:p>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5" office:value-type="string" calcext:value-type="string">
            <text:p>Looking out on the morning rain</text:p>
            <text:p>I used to feel so uninspired</text:p>
            <text:p>And when I knew I had to face another day</text:p>
            <text:p>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5" office:value-type="string" calcext:value-type="string">
            <text:p>Clock strikes upon the hour</text:p>
            <text:p>And the sun begins to fade</text:p>
            <text:p>Still enough time to figure out</text:p>
            <text:p>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5" office:value-type="string" calcext:value-type="string">
            <text:p>You better run, you better do what you can</text:p>
            <text:p>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5" office:value-type="string" calcext:value-type="string">
            <text:p>As I walk through the valley of the shadow of death</text:p>
            <text:p>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5" office:value-type="string" calcext:value-type="string">
            <text:p>Jumped in the cab, here I am for the first time</text:p>
            <text:p>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5" office:value-type="string" calcext:value-type="string">
            <text:p>With the lights out, it’s less dangerous</text:p>
            <text:p>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5" office:value-type="string" calcext:value-type="string">
            <text:p>But February made me shiver</text:p>
            <text:p>With every paper I’d deliver</text:p>
            <text:p>Bad news on the doorstep</text:p>
            <text:p>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5" office:value-type="string" calcext:value-type="string">
            <text:p>Clap along if you feel like a room without a roof</text:p>
            <text:p>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5" office:value-type="string" calcext:value-type="string">
            <text:p>Ooh, my little pretty one, pretty one</text:p>
            <text:p>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5" office:value-type="string" calcext:value-type="string">
            <text:p>I’ve never seen a diamond in the flesh</text:p>
            <text:p>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4/11</text:p>
          </table:table-cell>
          <table:table-cell table:style-name="ce5" office:value-type="string" calcext:value-type="string">
            <text:p>You are my fire</text:p>
            <text:p>My one desire</text:p>
            <text:p>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5" office:value-type="string" calcext:value-type="string">
            <text:p>I saw him dancin’ there by the record machine</text:p>
            <text:p>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4/15</text:p>
          </table:table-cell>
          <table:table-cell table:style-name="ce5" office:value-type="string" calcext:value-type="string">
            <text:p>I made it through the wilderness</text:p>
            <text:p>Somehow I made it through</text:p>
            <text:p>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5" office:value-type="string" calcext:value-type="string">
            <text:p>I’m the kind of guy who laughs at a funeral</text:p>
            <text:p>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5" office:value-type="string" calcext:value-type="string">
            <text:p>Someone left the cake out in the rain</text:p>
            <text:p>I don’t think I can take it</text:p>
            <text:p>‘Cause it took so long to bake it </text:p>
            <text:p>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5" office:value-type="string" calcext:value-type="string">
            <text:p>My mama told me when I was young</text:p>
            <text:p>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4/19</text:p>
          </table:table-cell>
          <table:table-cell table:style-name="ce5" office:value-type="string" calcext:value-type="string">
            <text:p>Are you ready? Hey! </text:p>
            <text:p>Are you ready for this?</text:p>
            <text:p>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5" office:value-type="string" calcext:value-type="string">
            <text:p>You can tell your ma I moved to Arkansas</text:p>
            <text:p>You can tell your dog to bite my leg</text:p>
            <text:p>Or tell your brother Cliff whose fist can tell my lip</text:p>
            <text:p>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5" office:value-type="string" calcext:value-type="string">
            <text:p>First things first, I’m the realest</text:p>
            <text:p>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5" office:value-type="string" calcext:value-type="string">
            <text:p>There’s a little black spot on the sun today</text:p>
            <text:p>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5" office:value-type="string" calcext:value-type="string">
            <text:p>My my my my music hits me so hard</text:p>
            <text:p>Makes me say, ‘Oh, my Lord</text:p>
            <text:p>Thank you for blessing me</text:p>
            <text:p>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5" office:value-type="string" calcext:value-type="string">
            <text:p>And you fall and you crawl and you break </text:p>
            <text:p>And you take what you get and you turn it into</text:p>
            <text:p>Honesty and promise me, I’m never gonna find you fake it,</text:p>
            <text:p>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5" office:value-type="string" calcext:value-type="string">
            <text:p>First time was a great time</text:p>
            <text:p>Second time was a blast</text:p>
            <text:p>Third time I fell in love</text:p>
            <text:p>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4/30</text:p>
          </table:table-cell>
          <table:table-cell table:style-name="ce5" office:value-type="string" calcext:value-type="string">
            <text:p>They see me rollin’</text:p>
            <text:p>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re ft. Krayzie Bon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5" office:value-type="string" calcext:value-type="string">
            <text:p>I am the son and the heir</text:p>
            <text:p>Of a shyness that is criminally vulgar</text:p>
            <text:p>I am the son and heir</text:p>
            <text:p>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5" office:value-type="string" calcext:value-type="string">
            <text:p>We fired our guns and the British kept a’comin’<text:tab/></text:p>
            <text:p>There wasn’t as many as there was a while ago</text:p>
            <text:p>We fired once more and they began to runnin’</text:p>
            <text:p>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03</text:p>
          </table:table-cell>
          <table:table-cell table:style-name="ce5" office:value-type="string" calcext:value-type="string">
            <text:p>Now I know ‘Spanish Harlem’ are not just pretty words to say</text:p>
            <text:p>I thought I knew</text:p>
            <text:p>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5" office:value-type="string" calcext:value-type="string">
            <text:p>Breathe in for luck, breathe in so deep</text:p>
            <text:p>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5" office:value-type="string" calcext:value-type="string">
            <text:p>Our hearts were ringing</text:p>
            <text:p>In the key that our souls were singing</text:p>
            <text:p>As we dance in the night, remember</text:p>
            <text:p>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5" office:value-type="string" calcext:value-type="string">
            <text:p>Oh, I see her face everywhere I go</text:p>
            <text:p>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09</text:p>
          </table:table-cell>
          <table:table-cell table:style-name="ce5" office:value-type="string" calcext:value-type="string">
            <text:p>Yes, he would give his heart gladly</text:p>
            <text:p>But each day when she walks to the sea</text:p>
            <text:p>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5" office:value-type="string" calcext:value-type="string">
            <text:p>Now I’m falling asleep and she’s calling a cab</text:p>
            <text:p>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5" office:value-type="string" calcext:value-type="string">
            <text:p>Red lights, green lights, stop ‘n go jive</text:p>
            <text:p>Headlines, deadlines, jammin’ your mind</text:p>
            <text:p>You been stealin’ shots from the side</text:p>
            <text:p>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5" office:value-type="string" calcext:value-type="string">
            <text:p>I’m so tired of playing</text:p>
            <text:p>Playing with this bow and arrow</text:p>
            <text:p>Gonna give my heart away</text:p>
            <text:p>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15</text:p>
          </table:table-cell>
          <table:table-cell table:style-name="ce5" office:value-type="string" calcext:value-type="string">
            <text:p>That may be all I need </text:p>
            <text:p>In darkness, she is all I see</text:p>
            <text:p>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16</text:p>
          </table:table-cell>
          <table:table-cell table:style-name="ce5" office:value-type="string" calcext:value-type="string">
            <text:p>I have no need of friendship</text:p>
            <text:p>Friendship causes pain</text:p>
            <text:p>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5" office:value-type="string" calcext:value-type="string">
            <text:p>I see ya under the midnight</text:p>
            <text:p>All shackles and bows</text:p>
            <text:p>High shoes with the cleats a-clicking</text:p>
            <text:p>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20</text:p>
          </table:table-cell>
          <table:table-cell table:style-name="ce5" office:value-type="string" calcext:value-type="string">
            <text:p>But now these days are gone, I’m not so self-assured</text:p>
            <text:p>Now I find I’ve changed my mind</text:p>
            <text:p>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5" office:value-type="string" calcext:value-type="string">
            <text:p>What you put in</text:p>
            <text:p>That you take out</text:p>
            <text:p>Pay your dues</text:p>
            <text:p>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5" office:value-type="string" calcext:value-type="string">
            <text:p>Another turning point, a fork stuck in the road</text:p>
            <text:p>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5" office:value-type="string" calcext:value-type="string">
            <text:p>One man caught on a barbed wire fence</text:p>
            <text:p>One man, he resist</text:p>
            <text:p>One man washed on an empty beach</text:p>
            <text:p>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5" office:value-type="string" calcext:value-type="string">
            <text:p>Texas is hot, I can be cold</text:p>
            <text:p>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5" office:value-type="string" calcext:value-type="string">
            <text:p>Hearts go astray, leaving hurt when they go</text:p>
            <text:p>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29</text:p>
          </table:table-cell>
          <table:table-cell table:style-name="ce5" office:value-type="string" calcext:value-type="string">
            <text:p>Watch me make ‘em bow</text:p>
            <text:p>One by, one by one</text:p>
            <text:p>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5" office:value-type="string" calcext:value-type="string">
            <text:p>At first I was afraid, I was petrified</text:p>
            <text:p>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5/31</text:p>
          </table:table-cell>
          <table:table-cell table:style-name="ce5" office:value-type="string" calcext:value-type="string">
            <text:p>Trying to catch your heart is like trying to catch a star</text:p>
            <text:p>So many people love you, baby,</text:p>
            <text:p>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5" office:value-type="string" calcext:value-type="string">
            <text:p>It's a long day livin' in Reseda</text:p>
            <text:p>There's a freeway runnin' through the yard</text:p>
            <text:p>And I'm a bad boy 'cause I don't even miss her</text:p>
            <text:p>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5" office:value-type="string" calcext:value-type="string">
            <text:p>And if you close your eyes</text:p>
            <text:p>Does it almost feel like nothing changed at all?</text:p>
            <text:p>And if you close your eyes</text:p>
            <text:p>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5" office:value-type="string" calcext:value-type="string">
            <text:p>Some people claim that there's a woman to blame</text:p>
            <text:p>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06</text:p>
          </table:table-cell>
          <table:table-cell table:style-name="ce5" office:value-type="string" calcext:value-type="string">
            <text:p>L.A. is a great big freeway</text:p>
            <text:p>Put a hundred down and buy a car</text:p>
            <text:p>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5" office:value-type="string" calcext:value-type="string">
            <text:p>Sometimes I feel like I don’t have a partner</text:p>
            <text:p>Sometimes I feel like my only friend</text:p>
            <text:p>Is the city I live in, the city of angels</text:p>
            <text:p>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5" office:value-type="string" calcext:value-type="string">
            <text:p>Buying bread from a man in Brussels</text:p>
            <text:p>He was six-foot-four and full of muscle</text:p>
            <text:p>I said, ‘Do you speak my language?’</text:p>
            <text:p>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5" office:value-type="string" calcext:value-type="string">
            <text:p>Baby, lay on back and relax</text:p>
            <text:p>Kick your pretty feet up on my dash</text:p>
            <text:p>No need to go nowhere fast</text:p>
            <text:p>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12</text:p>
          </table:table-cell>
          <table:table-cell table:style-name="ce5" office:value-type="string" calcext:value-type="string">
            <text:p>A song of you </text:p>
            <text:p>Comes as sweet and clear</text:p>
            <text:p>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13</text:p>
          </table:table-cell>
          <table:table-cell table:style-name="ce5" office:value-type="string" calcext:value-type="string">
            <text:p>Even old New York was once New Amsterdam</text:p>
            <text:p>Why they changed it, I can’t say</text:p>
            <text:p>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14</text:p>
          </table:table-cell>
          <table:table-cell table:style-name="ce5" office:value-type="string" calcext:value-type="string">
            <text:p>These streets will make you feel brand new</text:p>
            <text:p>Big lights will inspire you</text:p>
            <text:p>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6/17</text:p>
          </table:table-cell>
          <table:table-cell table:style-name="ce5" office:value-type="string" calcext:value-type="string">
            <text:p>Big wheels keep on turnin’</text:p>
            <text:p>Carry me home to see my kin</text:p>
            <text:p>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5" office:value-type="string" calcext:value-type="string">
            <text:p>He got me feelin’ like oooh</text:p>
            <text:p>I knew it when I met him, I loved him when I left him</text:p>
            <text:p>Got me feelin’ like oooh</text:p>
            <text:p>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5" office:value-type="string" calcext:value-type="string">
            <text:p>I know that I must do what’s right</text:p>
            <text:p>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5" office:value-type="string" calcext:value-type="string">
            <text:p>Put on my blue suede shoes </text:p>
            <text:p>And I boarded a plane</text:p>
            <text:p>Touched down in the land of the Delta blues </text:p>
            <text:p>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5" office:value-type="string" calcext:value-type="string">
            <text:p>Oh, let the sun beat down upon my face</text:p>
            <text:p>And stars fill my dream</text:p>
            <text:p>I’m a traveler of both time and space</text:p>
            <text:p>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5" office:value-type="string" calcext:value-type="string">
            <text:p>Oh, let the sun beat down upon my face</text:p>
            <text:p>And stars fill my dream</text:p>
            <text:p>I’m a traveler of both time and space</text:p>
            <text:p>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5</text:p>
          </table:table-cell>
          <table:table-cell table:style-name="ce5" office:value-type="string" calcext:value-type="string">
            <text:p>But for you, ooh, you, ooh, I’d leave it all</text:p>
            <text:p>But for you, ooh, you, ooh, I’d leave it all</text:p>
            <text:p>Give me one good reason why I should never make a change</text:p>
            <text:p>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5" office:value-type="string" calcext:value-type="string">
            <text:p>My mother was a tailor </text:p>
            <text:p>She sewed my new blue jeans</text:p>
            <text:p>My father was a gamblin’ man</text:p>
            <text:p>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6378"/>
        </table:table-row>
        <table:table-row table:style-name="ro8">
          <table:table-cell office:value-type="string" calcext:value-type="string">
            <text:p>2024/06/27</text:p>
          </table:table-cell>
          <table:table-cell table:style-name="ce5" office:value-type="string" calcext:value-type="string">
            <text:p>From Bissau to Palau, in the shade of Avalon</text:p>
            <text:p>From Fiji to Tyree and the Isles of Ebony</text:p>
            <text:p>From Peru to Cebu, hear the power of Babylon</text:p>
            <text:p>From Bali to Cali, far beneath the Coral Sea</text:p>
            <text:p>And speak my point of view, but it’s not sane</text:p>
            <text:p>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6378"/>
        </table:table-row>
        <table:table-row table:style-name="ro9">
          <table:table-cell office:value-type="string" calcext:value-type="string">
            <text:p>2024/06/28</text:p>
          </table:table-cell>
          <table:table-cell table:style-name="ce5" office:value-type="string" calcext:value-type="string">
            <text:p>I looked out this morning and the sun was gone</text:p>
            <text:p>Turned on some music to start my day</text:p>
            <text:p>I lost myself in a familiar song</text:p>
            <text:p>I closed my eyes and I slipped away</text:p>
            <text:p>I want to talk like lovers do</text:p>
            <text:p>I want to dive into your ocean</text:p>
            <text:p>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7/01</text:p>
          </table:table-cell>
          <table:table-cell table:style-name="ce5" office:value-type="string" calcext:value-type="string">
            <text:p>All I can do is just pour some tea for two</text:p>
            <text:p>And speak my point of view, but it’s not sane</text:p>
            <text:p>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6" office:value-type="string" calcext:value-type="string">
            <text:p>I want to walk in the open wind</text:p>
            <text:p>I want to talk like lovers do</text:p>
            <text:p>I want to dive into your ocean</text:p>
            <text:p>Is it raining with you?</text:p>
          </table:table-cell>
          <table:table-cell table:style-name="ce8" office:value-type="string" calcext:value-type="string">
            <text:p>New Wave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Here Come the Rain Again</text:p>
          </table:table-cell>
          <table:table-cell table:style-name="ce8" office:value-type="string" calcext:value-type="string">
            <text:p>Eurythm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6" office:value-type="string" calcext:value-type="string">
            <text:p>Thunder only happens when it’s rainin’</text:p>
            <text:p>Players only love you when they’re playin’</text:p>
          </table:table-cell>
          <table:table-cell table:style-name="ce8" office:value-type="string" calcext:value-type="string">
            <text:p>Rock</text:p>
          </table:table-cell>
          <table:table-cell table:style-name="ce8" office:value-type="float" office:value="1977" calcext:value-type="float">
            <text:p>1977</text:p>
          </table:table-cell>
          <table:table-cell table:style-name="ce8" office:value-type="string" calcext:value-type="string">
            <text:p>Dreams</text:p>
          </table:table-cell>
          <table:table-cell table:style-name="ce8" office:value-type="string" calcext:value-type="string">
            <text:p>Fleetwood Mac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05</text:p>
          </table:table-cell>
          <table:table-cell office:value-type="string" calcext:value-type="string">
            <text:p>It was my wedding day</text:p>
            <text:p>(It was our wedding day)</text:p>
            <text:p>We were getting ready and there wasn’t a cloud in the sky</text:p>
            <text:p>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08</text:p>
          </table:table-cell>
          <table:table-cell office:value-type="string" calcext:value-type="string">
            <text:p>Johnny take a dive with your sister in the rain</text:p>
            <text:p>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09</text:p>
          </table:table-cell>
          <table:table-cell office:value-type="string" calcext:value-type="string">
            <text:p>Gone are the dark clouds that had me blind</text:p>
            <text:p>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0</text:p>
          </table:table-cell>
          <table:table-cell office:value-type="string" calcext:value-type="string">
            <text:p>They got a alligator stew and a crawfish pie</text:p>
            <text:p>A Gulf storm blowin’ into town tonight</text:p>
            <text:p>Livin’ on the Delta’s quite a show</text:p>
            <text:p>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1</text:p>
          </table:table-cell>
          <table:table-cell office:value-type="string" calcext:value-type="string">
            <text:p>But that doesn’t mean my eyes will soon be turning red</text:p>
            <text:p>Cryin’s not for me</text:p>
            <text:p>‘Cause I’m never gonna stop the rain by complaining</text:p>
            <text:p>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2</text:p>
          </table:table-cell>
          <table:table-cell office:value-type="string" calcext:value-type="string">
            <text:p>Kids were laughing in my classes</text:p>
            <text:p>While I was scheming for the masses</text:p>
            <text:p>Who do you think you are?</text:p>
            <text:p>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15</text:p>
          </table:table-cell>
          <table:table-cell office:value-type="string" calcext:value-type="string">
            <text:p>It’s like rain on your wedding day</text:p>
            <text:p>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16</text:p>
          </table:table-cell>
          <table:table-cell office:value-type="string" calcext:value-type="string">
            <text:p>You and me were gabbin’ away</text:p>
            <text:p>Dreamy conversation, sittin’ in the hay</text:p>
            <text:p>Honey, how long was I laughin’ in the rain with you?</text:p>
            <text:p>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7/17</text:p>
          </table:table-cell>
          <table:table-cell office:value-type="string" calcext:value-type="string">
            <text:p>I’ve seen sunny days that I thought would never end</text:p>
            <text:p>I’ve seen lonely times when I could not find a friend</text:p>
            <text:p>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18</text:p>
          </table:table-cell>
          <table:table-cell office:value-type="string" calcext:value-type="string">
            <text:p>Whatever you do</text:p>
            <text:p>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7/19</text:p>
          </table:table-cell>
          <table:table-cell office:value-type="string" calcext:value-type="string">
            <text:p>I love to hear the thunder</text:p>
            <text:p>Watch the lightning when it lights up the skies</text:p>
            <text:p>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2</text:p>
          </table:table-cell>
          <table:table-cell office:value-type="string" calcext:value-type="string">
            <text:p>Oh, this rain it will continue</text:p>
            <text:p>Through the morning as I’m listening</text:p>
            <text:p>To the bells of the cathedral</text:p>
            <text:p>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23</text:p>
          </table:table-cell>
          <table:table-cell office:value-type="string" calcext:value-type="string">
            <text:p>I was caught in the middle of a railroad track</text:p>
            <text:p>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24</text:p>
          </table:table-cell>
          <table:table-cell office:value-type="string" calcext:value-type="string">
            <text:p>I’ve walked and I crawled on six crooked highways</text:p>
            <text:p>I’ve stepped in the middle of seven sad forests</text:p>
            <text:p>I’ve been out in front of a dozen dead oceans</text:p>
            <text:p>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25</text:p>
          </table:table-cell>
          <table:table-cell office:value-type="string" calcext:value-type="string">
            <text:p>Well, the song came and went like the time that we spent</text:p>
            <text:p>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2024/07/26</text:p>
          </table:table-cell>
          <table:table-cell office:value-type="string" calcext:value-type="string">
            <text:p>Someone told me long ago</text:p>
            <text:p>There’s a calm before the storm</text:p>
            <text:p>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4/07/29</text:p>
          </table:table-cell>
          <table:table-cell office:value-type="string" calcext:value-type="string">
            <text:p>Let the stormy clouds chase everyone from the place</text:p>
            <text:p>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30</text:p>
          </table:table-cell>
          <table:table-cell office:value-type="string" calcext:value-type="string">
            <text:p>When I look into your eyes</text:p>
            <text:p>I can see a love restrained</text:p>
            <text:p>But darlin’ when I hold you</text:p>
            <text:p>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024/07/31</text:p>
          </table:table-cell>
          <table:table-cell office:value-type="string" calcext:value-type="string">
            <text:p>Sun is shinin’ in the sky</text:p>
            <text:p>There ain’t a cloud in sight</text:p>
            <text:p>It’s stopped rainin’, everybody’s in the play</text:p>
            <text:p>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6378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2T15:59:44.991000000</dc:date>
    <meta:editing-duration>PT46M8S</meta:editing-duration>
    <meta:editing-cycles>13</meta:editing-cycles>
    <meta:generator>LibreOffice/24.2.4.2$Windows_X86_64 LibreOffice_project/51a6219feb6075d9a4c46691dcfe0cd9c4fff3c2</meta:generator>
    <meta:document-statistic meta:table-count="2" meta:cell-count="672" meta:object-count="0"/>
  </office:meta>
</office:document-meta>
</file>